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officeooo:rsid="002217e4" officeooo:paragraph-rsid="000517b8" style:font-weight-asian="bold" style:font-weight-complex="bold"/>
    </style:style>
    <style:style style:name="P2" style:family="paragraph" style:parent-style-name="Text_20_body">
      <style:text-properties fo:font-weight="bold" officeooo:rsid="002485bd" officeooo:paragraph-rsid="000517b8" style:font-weight-asian="bold" style:font-weight-complex="bold"/>
    </style:style>
    <style:style style:name="P3" style:family="paragraph" style:parent-style-name="Text_20_body">
      <style:text-properties officeooo:rsid="002217e4" officeooo:paragraph-rsid="000517b8"/>
    </style:style>
    <style:style style:name="P4" style:family="paragraph" style:parent-style-name="Text_20_body">
      <style:text-properties officeooo:paragraph-rsid="000517b8"/>
    </style:style>
    <style:style style:name="P5" style:family="paragraph" style:parent-style-name="Standard">
      <style:text-properties officeooo:rsid="001fa338" officeooo:paragraph-rsid="000517b8"/>
    </style:style>
    <style:style style:name="P6" style:family="paragraph" style:parent-style-name="Preformatted_20_Text">
      <style:text-properties fo:font-style="italic" officeooo:rsid="002217e4" officeooo:paragraph-rsid="000517b8" style:font-style-asian="italic" style:font-style-complex="italic"/>
    </style:style>
    <style:style style:name="P7" style:family="paragraph" style:parent-style-name="Preformatted_20_Text">
      <style:text-properties fo:font-style="italic" officeooo:paragraph-rsid="000517b8" style:font-style-asian="italic" style:font-style-complex="italic"/>
    </style:style>
    <style:style style:name="P8" style:family="paragraph" style:parent-style-name="Preformatted_20_Text">
      <style:text-properties officeooo:paragraph-rsid="000517b8"/>
    </style:style>
    <style:style style:name="P9" style:family="paragraph" style:parent-style-name="Preformatted_20_Text">
      <style:paragraph-properties fo:margin-top="0cm" fo:margin-bottom="0.499cm" loext:contextual-spacing="false"/>
      <style:text-properties fo:font-style="italic" officeooo:paragraph-rsid="000517b8" style:font-style-asian="italic" style:font-style-complex="italic"/>
    </style:style>
    <style:style style:name="P10" style:family="paragraph" style:parent-style-name="Preformatted_20_Text">
      <style:paragraph-properties fo:margin-top="0cm" fo:margin-bottom="0.499cm" loext:contextual-spacing="false"/>
      <style:text-properties officeooo:paragraph-rsid="000517b8"/>
    </style:style>
    <style:style style:name="P11" style:family="paragraph" style:parent-style-name="Heading_20_1">
      <style:text-properties officeooo:paragraph-rsid="000517b8"/>
    </style:style>
    <style:style style:name="T1" style:family="text">
      <style:text-properties officeooo:rsid="001f2655"/>
    </style:style>
    <style:style style:name="T2" style:family="text">
      <style:text-properties fo:font-weight="bold" officeooo:rsid="001f2655" style:font-weight-asian="bold" style:font-weight-complex="bold"/>
    </style:style>
    <style:style style:name="T3" style:family="text">
      <style:text-properties fo:font-weight="normal" officeooo:rsid="001f2655" style:font-weight-asian="normal" style:font-weight-complex="normal"/>
    </style:style>
    <style:style style:name="T4" style:family="text">
      <style:text-properties officeooo:rsid="001fa338"/>
    </style:style>
    <style:style style:name="T5" style:family="text">
      <style:text-properties fo:language="pt" fo:country="PT"/>
    </style:style>
    <style:style style:name="T6" style:family="text">
      <style:text-properties officeooo:rsid="002194e7"/>
    </style:style>
    <style:style style:name="T7" style:family="text">
      <style:text-properties officeooo:rsid="002621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1">Acesso a Bancos de Dados</text:span> &amp; ORM</text:h>
      <text:p text:style-name="P4"><text:span text:style-name="T1">O trabalho do CakePHP com bancos de dados é feito com dois primários tipos de objetos. O primeiro deles são os </text:span><text:span text:style-name="T2">repositórios </text:span><text:span text:style-name="T3">ou</text:span><text:span text:style-name="T2"> objetos de tabelas</text:span><text:span text:style-name="T1">. Estes objetos provém acesso para coleções de dados. </text:span>Eles permitem a você salvar novos registros, modificar/deletar os que já existem, definir relacionamentos e executar operações em massa. O segundo tipo de objetos são as <text:span text:style-name="Strong_20_Emphasis">entities (entidades)</text:span>. Enti<text:span text:style-name="T4">dad</text:span>es representam registros individuais e permitem a você definir comportamento <text:span text:style-name="T4">e funcionalidades a</text:span> nível registro.</text:p>
      <text:p text:style-name="P5"><text:bookmark text:name="result_box"/><text:span text:style-name="T5">Estas duas classes são geralmente responsáveis pela gestão de quase tudo o que acontece em relação a seus dados, sua validade, interações e evolução do fluxo de trabalho de informações no domínio do trabalho.</text:span></text:p>
      <text:p text:style-name="P5"><text:span text:style-name="T5"><text:line-break/>O ORM (Mapeamento Objeto-Relacional) nativo do CakePHP é especializada em bancos de dados relacionais, mas pode ser estendido para suportar fontes de dados alternativas.<text:line-break/></text:span></text:p>
      <text:p text:style-name="P5"><text:span text:style-name="T5">O ORM do CakePHP toma emprestado ideias e conceitos de ambos os padrões ActiveRecord e DataMapper. O objetivo é criar uma implementação híbrida que combina aspectos de ambos os padrões para criar um ORM rápido e simples de usar.<text:line-break/></text:span></text:p>
      <text:p text:style-name="P5"><text:span text:style-name="T5">Antes de começar a explorar a ORM, certifique-se que você configure suas conexões de banco de dados.</text:span> </text:p>
      <text:p text:style-name="P4"><text:line-break/><text:span text:style-name="T6">Caso esteja familiarizado com as versões anteriores do CakePHP, você deve ler o </text:span><text:a xlink:type="simple" xlink:href="http://book.cakephp.org/3.0/en/appendices/orm-migration.html" text:style-name="Internet_20_link" text:visited-style-name="Visited_20_Internet_20_Link"><text:span text:style-name="T6">Guia do Upgrade do Novo ORM</text:span></text:a><text:span text:style-name="T6"> para importantes diferenças entre o CakePHP e as versões anteriores.</text:span></text:p>
      <text:p text:style-name="P1">Exemplo Rápido</text:p>
      <text:p text:style-name="P3">Para começar não precisamos escrever nenhum código. Se você está seguindo as convenções do CakePHP para tabelas bancos de dados. Você pode começar justamente usando ORM. Por exemplo, se desejamos carregar alguns dados da nossa tabela de artigos nós podemos fazer:</text:p>
      <text:p text:style-name="P6">use Cake\ORM\TableRegistry;</text:p>
      <text:p text:style-name="P7"><text:line-break/>$articles = TableRegistry::get('Articles');</text:p>
      <text:p text:style-name="P7"><text:line-break/>$query = $articles-&gt;find();</text:p>
      <text:p text:style-name="P7"><text:line-break/>foreach ($query as $row) {</text:p>
      <text:p text:style-name="P7"><text:s text:c="4"/>echo $row-&gt;title;</text:p>
      <text:p text:style-name="P9">}</text:p>
      <text:p text:style-name="P3">Nota-se que nós não temos que criar qualquer código ou definir qualquer configuração. As convenções do CakePHP nos permitem pular alguns códigos clichê, e permitir que o framework insera classes básicas enquanto sua aplicação não criou uma classe concreta. Se quiséssemos customizar nossa classe ArticlesTable adicionando algumas associações <text:soft-page-break/>ou definir alguns métodos adicionais, deveriamos acrescentar o seguinte a <text:span text:style-name="Strong_20_Emphasis">src/Model/Table/ArticlesTable.php</text:span> após a tag de abertura <text:span text:style-name="Teletype">&lt;?php</text:span>:</text:p>
      <text:p text:style-name="P8">namespace App\Model\Table;</text:p>
      <text:p text:style-name="P8"/>
      <text:p text:style-name="P8">use Cake\ORM\Table;</text:p>
      <text:p text:style-name="P8"/>
      <text:p text:style-name="P8">class ArticlesTable extends Table</text:p>
      <text:p text:style-name="P8">{</text:p>
      <text:p text:style-name="P8"/>
      <text:p text:style-name="P10">}</text:p>
      <text:p text:style-name="P3">Entidades usam a versão singular CamelCase do nome da tabela como seu nome de classe por padrão. Agora que nós criamos nossa classe de entidade, quando carregarmos entidades do nosso banco de dados, nós iremos receber instâncias da nossa nova classe Article:</text:p>
      <text:p text:style-name="P8">use Cake\ORM\TableRegistry;</text:p>
      <text:p text:style-name="P8"/>
      <text:p text:style-name="P8">// Agora uma instância de ArticlesTable.</text:p>
      <text:p text:style-name="P8">$articles = TableRegistry::get('Articles');</text:p>
      <text:p text:style-name="P8">$query = $articles-&gt;find();</text:p>
      <text:p text:style-name="P8"/>
      <text:p text:style-name="P8">foreach ($query as $row) {</text:p>
      <text:p text:style-name="P8"><text:s text:c="4"/>// Cada linha é agora uma instância de nossa classe Article.</text:p>
      <text:p text:style-name="P8"><text:s text:c="4"/>echo $row-&gt;title;</text:p>
      <text:p text:style-name="P10">}</text:p>
      <text:p text:style-name="P4">CakePHP utiliza convenções de nomenclatura para ligar as classes de tabela e entidade juntas. Se você precisar customizar qual entidade uma tabela utiliza, você pode usar o método <text:span text:style-name="Teletype">entityClass()</text:span> para definir nomes de classe específicos.</text:p>
      <text:p text:style-name="P4">Veja os capítulos em <text:a xlink:type="simple" xlink:href="http://book.cakephp.org/3.0/pt/orm/table-objects.html" text:style-name="Internet_20_link" text:visited-style-name="Visited_20_Internet_20_Link"><text:span text:style-name="Emphasis">Objetos de tabela</text:span></text:a> e <text:a xlink:type="simple" xlink:href="http://book.cakephp.org/3.0/pt/orm/entities.html" text:style-name="Internet_20_link" text:visited-style-name="Visited_20_Internet_20_Link"><text:span text:style-name="Emphasis">Entities (Entidades)</text:span></text:a> para mais informações sobre como usar objetos de tabela e entidades em sua aplicação.</text:p>
      <text:p text:style-name="P2">Criar uma Conexão</text:p>
      <text:p text:style-name="P3">The easiest way to create a database connection is using a <text:span text:style-name="Teletype">DSN</text:span> string:</text:p>
      <text:p text:style-name="P8">use Cake\Datasource\ConnectionManager;</text:p>
      <text:p text:style-name="P8"/>
      <text:p text:style-name="P8">$dsn = 'mysql://root:password@localhost/my_database';</text:p>
      <text:p text:style-name="P10">ConnectionManager::config('default', ['url' =&gt; $dsn]);</text:p>
      <text:p text:style-name="P4">Once created, you can access the connection object to start using it:</text:p>
      <text:p text:style-name="P10">$connection = ConnectionManager::get('default');</text:p>
      <text:p text:style-name="P4"><text:span text:style-name="T7">SGBDs Suportados: MySQL 5.1+, </text:span>SQLite 3, PostgreSQL 8+, SQLServer 2008+ <text:span text:style-name="T7">e </text:span>Oracle (<text:span text:style-name="T7">com um plugin da comunidad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09:10:49.074000000</meta:creation-date>
    <dc:date>2016-04-25T09:11:06.686000000</dc:date>
    <meta:editing-duration>PT17S</meta:editing-duration>
    <meta:editing-cycles>1</meta:editing-cycles>
    <meta:document-statistic meta:table-count="0" meta:image-count="0" meta:object-count="0" meta:page-count="2" meta:paragraph-count="40" meta:word-count="552" meta:character-count="3758" meta:non-whitespace-character-count="3226"/>
    <meta:generator>LibreOffice/5.1.0.3$Windows_x86 LibreOffice_project/5e3e00a007d9b3b6efb6797a8b8e57b51ab1f737</meta:generator>
  </office:meta>
</office:document-meta>
</file>